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ConfigurationException.MockitoConfigu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nfigurationException.MockitoConfigurationException( String message ,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